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4/09/2011</text:p>
      <text:p text:style-name="P25">Período :<text:tab/><text:tab/>24/09/2011 à 30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528562656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Teste de Performance do hibernate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2">28/09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Revisão do arquivo Definição de Requisitos</text:p>
          </table:table-cell>
          <table:table-cell table:style-name="Tabela2.B2" office:value-type="string">
            <text:p text:style-name="P32">Cally, Diego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Consolidar a especificação do requisito manter usuário no documento de Definição de Requisitos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Definição do Requisito do requisito de controle de acesso.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Pendete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1470876369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854882593" text:continue-numbering="true" text:style-name="WW8Num35">
        <text:list-item>
          <text:p text:style-name="P37">Observações gerais.</text:p>
        </text:list-item>
      </text:list>
      <text:p text:style-name="P15"/>
      <text:list xml:id="list507888552" text:style-name="L1">
        <text:list-item>
          <text:p text:style-name="P38"/>
        </text:list-item>
      </text:list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&lt;Nome do Projeto&gt;</dc:title>
    <meta:initial-creator>Lena Lúcia de Moraes</meta:initial-creator>
    <meta:creation-date>2011-05-06T21:41:00Z</meta:creation-date>
    <dc:date>2011-10-08T12:53:35</dc:date>
    <meta:print-date>2011-04-29T14:00:00Z</meta:print-date>
    <meta:editing-cycles>47</meta:editing-cycles>
    <meta:editing-duration>PT8H31M9S</meta:editing-duration>
    <meta:document-statistic meta:table-count="3" meta:image-count="0" meta:object-count="0" meta:page-count="3" meta:paragraph-count="58" meta:word-count="164" meta:character-count="1053"/>
    <dc:creator>guiliano </dc:creator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